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9"/>
    <style:style style:name="P5" style:family="paragraph" style:parent-style-name="Text_20_body" style:list-style-name="L10"/>
    <style:style style:name="P6" style:family="paragraph" style:parent-style-name="Text_20_body" style:list-style-name="L13"/>
    <style:style style:name="P7" style:family="paragraph" style:parent-style-name="Text_20_body" style:list-style-name="L15"/>
    <style:style style:name="P8" style:family="paragraph" style:parent-style-name="Text_20_body" style:list-style-name="L16"/>
    <style:style style:name="P9" style:family="paragraph" style:parent-style-name="Text_20_body" style:list-style-name="L23"/>
    <style:style style:name="P10" style:family="paragraph" style:parent-style-name="Text_20_body" style:list-style-name="L24"/>
    <style:style style:name="P11" style:family="paragraph" style:parent-style-name="Text_20_body" style:list-style-name="L27"/>
    <style:style style:name="P12" style:family="paragraph" style:parent-style-name="Text_20_body" style:list-style-name="L28"/>
    <style:style style:name="P13" style:family="paragraph" style:parent-style-name="Text_20_body" style:list-style-name="L36"/>
    <style:style style:name="P14" style:family="paragraph" style:parent-style-name="Text_20_body" style:list-style-name="L37"/>
    <style:style style:name="P15" style:family="paragraph" style:parent-style-name="Text_20_body" style:list-style-name="L38"/>
    <style:style style:name="P16" style:family="paragraph" style:parent-style-name="Text_20_body" style:list-style-name="L39"/>
    <style:style style:name="P17" style:family="paragraph" style:parent-style-name="Text_20_body" style:list-style-name="L40"/>
    <style:style style:name="P18" style:family="paragraph" style:parent-style-name="Text_20_body" style:list-style-name="L41"/>
    <style:style style:name="P19" style:family="paragraph" style:parent-style-name="Text_20_body" style:list-style-name="L42"/>
    <style:style style:name="P20" style:family="paragraph" style:parent-style-name="Text_20_body">
      <style:text-properties fo:background-color="#ffff00"/>
    </style:style>
    <style:style style:name="P21" style:family="paragraph" style:parent-style-name="Text_20_body">
      <style:paragraph-properties fo:margin-top="0cm" fo:margin-bottom="0cm" loext:contextual-spacing="false"/>
    </style:style>
    <style:style style:name="P22" style:family="paragraph" style:parent-style-name="Text_20_body" style:list-style-name="L1">
      <style:paragraph-properties fo:margin-top="0cm" fo:margin-bottom="0cm" loext:contextual-spacing="false"/>
    </style:style>
    <style:style style:name="P23" style:family="paragraph" style:parent-style-name="Text_20_body" style:list-style-name="L2">
      <style:paragraph-properties fo:margin-top="0cm" fo:margin-bottom="0cm" loext:contextual-spacing="false"/>
    </style:style>
    <style:style style:name="P24" style:family="paragraph" style:parent-style-name="Text_20_body" style:list-style-name="L17">
      <style:paragraph-properties fo:margin-top="0cm" fo:margin-bottom="0cm" loext:contextual-spacing="false"/>
    </style:style>
    <style:style style:name="P25" style:family="paragraph" style:parent-style-name="Text_20_body" style:list-style-name="L19">
      <style:paragraph-properties fo:margin-top="0cm" fo:margin-bottom="0cm" loext:contextual-spacing="false"/>
    </style:style>
    <style:style style:name="P26" style:family="paragraph" style:parent-style-name="Text_20_body" style:list-style-name="L21">
      <style:paragraph-properties fo:margin-top="0cm" fo:margin-bottom="0cm" loext:contextual-spacing="false"/>
    </style:style>
    <style:style style:name="P27" style:family="paragraph" style:parent-style-name="Text_20_body" style:list-style-name="L25">
      <style:paragraph-properties fo:margin-top="0cm" fo:margin-bottom="0cm" loext:contextual-spacing="false"/>
    </style:style>
    <style:style style:name="P28" style:family="paragraph" style:parent-style-name="Text_20_body" style:list-style-name="L29">
      <style:paragraph-properties fo:margin-top="0cm" fo:margin-bottom="0cm" loext:contextual-spacing="false"/>
    </style:style>
    <style:style style:name="P29" style:family="paragraph" style:parent-style-name="Text_20_body" style:list-style-name="L31">
      <style:paragraph-properties fo:margin-top="0cm" fo:margin-bottom="0cm" loext:contextual-spacing="false"/>
    </style:style>
    <style:style style:name="P30" style:family="paragraph" style:parent-style-name="Text_20_body" style:list-style-name="L33">
      <style:paragraph-properties fo:margin-top="0cm" fo:margin-bottom="0cm" loext:contextual-spacing="false"/>
    </style:style>
    <style:style style:name="P31" style:family="paragraph" style:parent-style-name="Text_20_body" style:list-style-name="L36">
      <style:paragraph-properties fo:margin-top="0cm" fo:margin-bottom="0cm" loext:contextual-spacing="false"/>
    </style:style>
    <style:style style:name="P32" style:family="paragraph" style:parent-style-name="Text_20_body" style:list-style-name="L37">
      <style:paragraph-properties fo:margin-top="0cm" fo:margin-bottom="0cm" loext:contextual-spacing="false"/>
    </style:style>
    <style:style style:name="P33" style:family="paragraph" style:parent-style-name="Text_20_body" style:list-style-name="L38">
      <style:paragraph-properties fo:margin-top="0cm" fo:margin-bottom="0cm" loext:contextual-spacing="false"/>
    </style:style>
    <style:style style:name="P34" style:family="paragraph" style:parent-style-name="Text_20_body" style:list-style-name="L39">
      <style:paragraph-properties fo:margin-top="0cm" fo:margin-bottom="0cm" loext:contextual-spacing="false"/>
    </style:style>
    <style:style style:name="P35" style:family="paragraph" style:parent-style-name="Text_20_body" style:list-style-name="L40">
      <style:paragraph-properties fo:margin-top="0cm" fo:margin-bottom="0cm" loext:contextual-spacing="false"/>
    </style:style>
    <style:style style:name="P36" style:family="paragraph" style:parent-style-name="Text_20_body" style:list-style-name="L41">
      <style:paragraph-properties fo:margin-top="0cm" fo:margin-bottom="0cm" loext:contextual-spacing="false"/>
    </style:style>
    <style:style style:name="P37" style:family="paragraph" style:parent-style-name="Text_20_body" style:list-style-name="L42">
      <style:paragraph-properties fo:margin-top="0cm" fo:margin-bottom="0cm" loext:contextual-spacing="false"/>
    </style:style>
    <style:style style:name="P38" style:family="paragraph" style:parent-style-name="Table_20_Contents">
      <style:text-properties fo:font-size="2pt" style:font-size-asian="2pt" style:font-size-complex="2pt"/>
    </style:style>
    <style:style style:name="P39" style:family="paragraph" style:parent-style-name="Heading_20_4">
      <style:text-properties fo:background-color="#ffff00"/>
    </style:style>
    <style:style style:name="P40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background-color="#563d7c" loext:char-shading-value="0"/>
    </style:style>
    <style:style style:name="T2" style:family="text">
      <style:text-properties fo:background-color="#f1e05a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transparent" loext:char-shading-value="0"/>
    </style:style>
    <style:style style:name="T5" style:family="text">
      <style:text-properties fo:background-color="#ffff66" loext:char-shading-value="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loicortola/spec-cdb/searc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gout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notifications/subscribe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icortola/spec-cdb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icortola/spec-cdb/star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loicortola/spec-cdb/new/master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0">
        <draw:text-box fo:min-height="0.041cm">
          <text:p text:style-name="Text_20_body"/>
        </draw:text-box>
      </draw:frame>
      <text:p text:style-name="P1"/>
      <text:section text:style-name="Sect1" text:name="Section1">
        <text:p text:style-name="Text_20_body"><text:bookmark text:name="js-repo-pjax-container"/></text:p>
        <text:section text:style-name="Sect1" text:name="Section2">
          <text:h text:style-name="Heading_20_3" text:outline-level="3"><text:bookmark text:name="readme"/>README.md </text:h>
          <text:h text:style-name="Heading_20_1" text:outline-level="1"><text:bookmark text:name="user-content-training-computer-database----"/>Training: computer-database </text:h>
          <text:p text:style-name="Text_20_body"/>
          <text:h text:style-name="P39" text:outline-level="4"><text:bookmark text:name="user-content-423-code-review-logging-t0--2-days"/>4.2.3. Code review, logging (t0 + 2 days)</text:h>
          <text:p text:style-name="P20">Important Points: Architecture (daos, mappers, services, models, exceptions etc...)? Singleton, IOC patterns? Validation (dirty checking?)? Date API? Secure inputs?<text:line-break/>Javadoc? Comments? Use Slf4j-api logging library, with the most common implementation: logback. </text:p>
          <text:h text:style-name="Heading_20_3" text:outline-level="3"><text:bookmark text:name="user-content-43-cli--web-interface-client"/>4.3. CLI + Web interface client</text:h>
          <text:p text:style-name="Text_20_body">Now that your backend skeleton is working, we want to add a second more user-friendly UI, such as a Web-UI.<text:line-break/>As it will require more and more libraries (more JARs to include in the build path etc...), we should consider using a build manager. Moreover, testing is a very important aspect of QA, and testing libraries should be implemented before going any further, the same for logging.<text:line-break/>Then, you can work on implementing all features on the provided static pages, using JSTL, Tags, Servlets, JSPs... </text:p>
          <text:h text:style-name="Heading_20_4" text:outline-level="4"/>
          <text:h text:style-name="Heading_20_4" text:outline-level="4"><text:bookmark text:name="user-content-432-implement-listing-and-computer-add-features-in-the-web-ui"/>4.3.2. Implement listing and computer add features in the web-ui</text:h>
          <text:p text:style-name="Text_20_body"><text:line-break/><text:span text:style-name="T3">Use DTOs (Data Transfer Object) to transport only relevant data to the JSPs.</text:span><text:line-break/>Implement Computer listing (paginated), and add features.<text:line-break/>Create two tags (In your own Taglib): one for the pagination module, one for links.<text:line-break/>Example: </text:p>
          <text:p text:style-name="Preformatted_20_Text"><text:span text:style-name="Source_20_Text">&lt;mylib:link target="dashboard" page="${requestScope.page.current + 1}" limit="${requestScope.page.limit}" ... /&gt; <text:s text:c="2"/></text:span></text:p>
          <text:p text:style-name="P40"><text:span text:style-name="Source_20_Text">&lt;mylib:pagination page="${requestScope.page.current}" page-count="${requestScope.page.count}" ... /&gt; <text:s/></text:span></text:p>
          <text:p text:style-name="Text_20_body">Warning: All features will be implemented and tested using Selenium automated with maven. </text:p>
          <text:h text:style-name="Heading_20_4" text:outline-level="4"><text:bookmark text:name="user-content-433-secure-through-validation"/>4.3.3. Secure through validation</text:h>
          <text:p text:style-name="Text_20_body">Implement both frontend (jQuery) and backend validation in the web-ui.</text:p>
          <text:h text:style-name="Heading_20_4" text:outline-level="4"><text:bookmark text:name="user-content-434-code-review-t0--7-days"/>4.3.4. Code review (t0 + 7 days)</text:h>
          <text:p text:style-name="Text_20_body">Important Points: Maven structure? Library scopes? Architecture (daos, mappers, services, models, <text:soft-page-break/>dtos, controllers, exceptions, validators)? Validation? Unit test coverage? What about selenium integration into maven? JSTL Tags and HTML documents structure.<text:line-break/>Prepare a point about Threading (Connections, concurrency), and Transactions.</text:p>
          <text:h text:style-name="Heading_20_4" text:outline-level="4"><text:bookmark text:name="user-content-435-implement-all-other-features-in-the-web-ui"/>4.3.5. Implement all other features in the web-ui</text:h>
          <text:p text:style-name="Text_20_body"><text:span text:style-name="T3">Implement Computer edit, delete, </text:span><text:span text:style-name="T4">total count features.</text:span><text:line-break/>Warning: All features will be implemented and tested using Selenium automated with maven </text:p>
          <text:h text:style-name="Heading_20_4" text:outline-level="4"><text:bookmark text:name="user-content-436-implement-search-and-order-by-features"/>4.3.6. Implement search and order by features</text:h>
          <text:p text:style-name="Text_20_body"><text:span text:style-name="T5">Search box can look for either computer</text:span> or company objects.</text:p>
          <text:h text:style-name="Heading_20_4" text:outline-level="4"><text:bookmark text:name="user-content-437-add-company-deletion-feature-in-cli"/>4.3.7. Add Company deletion feature in cli</text:h>
          <text:p text:style-name="Text_20_body">In the command line interface, add a feature which deletes a company, and all computers related to this company. Warning: Using SQL CASCADE is forbidden. This implies the use of a transaction. </text:p>
          <text:h text:style-name="Heading_20_4" text:outline-level="4"><text:bookmark text:name="user-content-438-connection-pool-transactions"/>4.3.8. Connection pool, Transactions</text:h>
          <text:p text:style-name="Text_20_body">Add a connection pool (BoneCP), put your credentials in an external properties file.<text:line-break/>Implement a solid transaction handling model. </text:p>
          <text:h text:style-name="Heading_20_4" text:outline-level="4"><text:bookmark text:name="user-content-439-code-review-t0--10-days"/>4.3.9. Code review (t0 + 10 days)</text:h>
          <text:p text:style-name="Text_20_body">Important Points: Maven structure? Library scopes? Architecture (daos, mappers, services, models, dtos, controllers, exceptions, validators)? Validation? Unit test coverage? Search and order by design choices? JSTL Tags and HTML documents structure.<text:line-break/>Point about Threading (Connections, concurrency), and Transactions.</text:p>
          <text:h text:style-name="Heading_20_4" text:outline-level="4"><text:bookmark text:name="user-content-4310-threadlocal"/>4.3.10. Threadlocal</text:h>
          <text:p text:style-name="Text_20_body">Replace existing connection logic with a ThreadLocal object. </text:p>
          <text:h text:style-name="Heading_20_3" text:outline-level="3"><text:bookmark text:name="user-content-44-embracing-spring-framework"/>4.4. Embracing Spring Framework</text:h>
          <text:h text:style-name="Heading_20_4" text:outline-level="4"><text:bookmark text:name="user-content-441-spring"/>4.4.1. Spring</text:h>
          <text:p text:style-name="Text_20_body">Enable the use of Spring to manage your objects's lifecycle, and transactions.<text:line-break/>Important: Be careful to use slf4j bridges to display spring logs. Do not forget to setup your logback configuration.<text:line-break/>Replace your connection pool by a real datasource configured in the spring context.<text:line-break/>Which problems did you encounter? Study and note all the possible ways of solving the dependency injection issue in servlets.<text:line-break/>Warning: Do not replace your Servlets by another class. Your controllers should still extend HttpServlet.</text:p>
          <text:h text:style-name="Heading_20_4" text:outline-level="4"><text:bookmark text:name="user-content-442-point-overview-spring-integration-t0--11-days"/>4.4.2. Point overview: Spring integration (t0 + 11 days)</text:h>
          <text:p text:style-name="Text_20_body">How a webapp is started, how spring initializes itself.<text:line-break/>Explanation of the common problems encountered with the different contexts.<text:line-break/>Roundtable of the solutions found, best practices.</text:p>
          <text:h text:style-name="Heading_20_4" text:outline-level="4"><text:bookmark text:name="user-content-443-jdbctemplate"/><text:soft-page-break/>4.4.3. JDBCTemplate</text:h>
          <text:p text:style-name="Text_20_body">Change your DAO Implementation and use the JDBCTemplate from spring-jdbc to make your requests</text:p>
          <text:h text:style-name="Heading_20_4" text:outline-level="4"><text:bookmark text:name="user-content-444-spring-mvc"/>4.4.4. Spring MVC</text:h>
          <text:p text:style-name="Text_20_body">You can now forget about Servlets and use Spring MVC as Controller for your webapp.<text:line-break/>Use Spring MVC validation annotations to validate your DTOs.<text:line-break/>Add custom error pages. </text:p>
          <text:h text:style-name="Heading_20_4" text:outline-level="4"><text:bookmark text:name="user-content-445-i18n"/>4.4.5. i18n</text:h>
          <text:p text:style-name="Text_20_body">Implement spring multilingual features (French/English).</text:p>
          <text:h text:style-name="Heading_20_4" text:outline-level="4"><text:bookmark text:name="user-content-446-code-review-t0--14-days"/>4.4.6. Code Review (t0 + 14 days)</text:h>
          <text:p text:style-name="Text_20_body">Important Points: How did you split your Spring / Spring MVC contexts? How to switch from a language to another? How about javascript translation? Did you use spring-mvc annotations, forms and models?</text:p>
          <text:h text:style-name="Heading_20_3" text:outline-level="3"><text:bookmark text:name="user-content-45-multi-module-orm-and-security"/>4.5. Multi module, ORM, and Security</text:h>
          <text:h text:style-name="Heading_20_4" text:outline-level="4"><text:bookmark text:name="user-content-451-hibernate"/>4.5.1. Hibernate</text:h>
          <text:p text:style-name="Text_20_body">Add the Hibernate ORM to your project (managed by spring). You can choose the following APIs to implement it. HQL, JPA/Criteria, QueryDSL, Spring data JPA. </text:p>
          <text:h text:style-name="Heading_20_4" text:outline-level="4"><text:bookmark text:name="user-content-452-maven-multi-module"/>4.5.2. Maven multi-module</text:h>
          <text:p text:style-name="Text_20_body">Now that your app is getting dense, it makes sense to split it into modules.<text:line-break/>Split your maven app into 5 different modules (we recommend exiting your IDE and making those changes by hand).<text:line-break/>Warning: you need to also split your applicationContext files: indeed, each module should be able to work as a standalone.<text:line-break/>Following modules can be created: core, persistence, service, binding, webapp, console.</text:p>
          <text:h text:style-name="Heading_20_4" text:outline-level="4"><text:bookmark text:name="user-content-453-security"/>4.5.3. Security</text:h>
          <text:p text:style-name="Text_20_body">Add Spring Security to your project. Choose a stateless approach, and use an extra UserDAO and related SQL table to store and retrieve user login info.<text:line-break/>Use Digest HTTP Auth.</text:p>
          <text:h text:style-name="Heading_20_4" text:outline-level="4"><text:bookmark text:name="user-content-454-code-review-t0--20-days"/>4.5.4. Code Review (t0 + 20 days)</text:h>
          <text:p text:style-name="Text_20_body">Important points: Which API was the most efficient for your queries? Limitations of those APIs. Maven and Spring contexts evaluation, unit tests evaluation.</text:p>
          <text:h text:style-name="Heading_20_3" text:outline-level="3"><text:bookmark text:name="user-content-46-web-services-rest-api"/>4.6. Web Services, REST API</text:h>
          <text:h text:style-name="Heading_20_4" text:outline-level="4"><text:bookmark text:name="user-content-461-jax-ws--jax-rs"/>4.6.1. Jax WS / Jax RS</text:h>
          <text:p text:style-name="Text_20_body">Now, we want your webapp to also produce APIs so that clients could access the resources <text:soft-page-break/>remotely.<text:line-break/>Refactor your CLI client to act as a remote client to your webapp, using either Jax-RS or Jax-WS libraries.</text:p>
          <text:h text:style-name="Heading_20_4" text:outline-level="4"><text:bookmark text:name="user-content-462-jackson"/>4.6.2. Jackson</text:h>
          <text:p text:style-name="Text_20_body">Finally, to allow the creation of AngularJS, Mobile (Android/iOS) or third party clients, you should expose the computer listing feature using Jackson and Spring RestController.</text:p>
          <text:h text:style-name="Heading_20_4" text:outline-level="4"><text:bookmark text:name="user-content-463-final-code-review-t0--24-days"/>4.6.3. Final Code Review (t0 + 24 days)</text:h>
          <text:h text:style-name="Heading_20_2" text:outline-level="2"><text:bookmark text:name="user-content-47-final-presentation-t0--25-days"/>4.7. Final Presentation (t0 + 25 days)</text:h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érangère Chanal</meta:initial-creator>
    <meta:creation-date>2015-02-17T10:20:49.109568146</meta:creation-date>
    <dc:date>2015-02-17T14:34:44.847184755</dc:date>
    <dc:creator>Bérangère Chanal</dc:creator>
    <meta:editing-duration>PT3H58M45S</meta:editing-duration>
    <meta:editing-cycles>1</meta:editing-cycles>
    <meta:document-statistic meta:table-count="0" meta:image-count="0" meta:object-count="0" meta:page-count="4" meta:paragraph-count="56" meta:word-count="893" meta:character-count="5994" meta:non-whitespace-character-count="5139"/>
    <meta:generator>LibreOffice/4.3.5.2$Linux_X86_64 LibreOffice_project/3a87456aaa6a95c63eea1c1b3201acedf0751bd5</meta:generator>
  </office:meta>
</office:document-meta>
</file>